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23.95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31.69pt"/>
    </style:style>
    <style:style style:name="co6" style:family="table-column">
      <style:table-column-properties fo:break-before="auto" style:column-width="30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ef413d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f413d" style:text-align-source="fix" style:repeat-content="false"/>
      <style:paragraph-properties fo:text-align="center" fo:margin-left="0pt"/>
      <style:text-properties style:use-window-font-color="true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88" table:default-cell-style-name="ce2"/>
        <table:table-column table:style-name="co4" table:number-columns-repeated="10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8" table:default-cell-style-name="ce2"/>
        <table:table-column table:style-name="co4" table:number-columns-repeated="36" table:default-cell-style-name="ce2"/>
        <table:table-column table:style-name="co7" table:number-columns-repeated="868" table:default-cell-style-name="ce2"/>
        <table:table-row table:style-name="ro1">
          <table:table-cell table:style-name="ce1" office:value-type="string" calcext:value-type="string" table:number-columns-spanned="22" table:number-rows-spanned="1">
            <text:p>2.5G/fall_20210331_stasi</text:p>
          </table:table-cell>
          <table:covered-table-cell table:number-columns-repeated="21"/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13" office:value-type="string" calcext:value-type="string">
            <text:p>v</text:p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1" office:value-type="string" calcext:value-type="string">
            <text:p>v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1" office:value-type="string" calcext:value-type="string">
            <text:p>v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5" table:number-rows-spanned="1">
            <text:p>3G/fall_20210331_stasi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5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8" office:value-type="string" calcext:value-type="string">
            <text:p>v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4" office:value-type="string" calcext:value-type="string">
            <text:p>v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4" office:value-type="string" calcext:value-type="string">
            <text:p>v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5" table:number-rows-spanned="1">
            <text:p>2.5G/fall_20210331_stasi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2" table:number-rows-spanned="1">
            <text:p>3G/fall_20210331_stasi</text:p>
          </table:table-cell>
          <table:covered-table-cell table:number-columns-repeated="21"/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2" table:number-rows-spanned="1">
            <text:p>2.5G/fall_20210402_stasi</text:p>
          </table:table-cell>
          <table:covered-table-cell table:number-columns-repeated="21"/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86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16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6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8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31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7" office:value-type="string" calcext:value-type="string">
            <text:p>v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5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6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8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15" office:value-type="string" calcext:value-type="string">
            <text:p>v</text:p>
          </table:table-cell>
          <table:table-cell table:number-columns-repeated="8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3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15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41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5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8" office:value-type="string" calcext:value-type="string">
            <text:p>v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42" office:value-type="string" calcext:value-type="string">
            <text:p>v</text:p>
          </table:table-cell>
          <table:table-cell table:number-columns-repeated="8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23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7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47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52" office:value-type="string" calcext:value-type="string">
            <text:p>v</text:p>
          </table:table-cell>
          <table:table-cell table:number-columns-repeated="86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4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100" office:value-type="string" calcext:value-type="string">
            <text:p>v</text:p>
          </table:table-cell>
          <table:table-cell table:number-columns-repeated="86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2" table:number-rows-spanned="1">
            <text:p>3G/fall_20210402_stasi</text:p>
          </table:table-cell>
          <table:covered-table-cell table:number-columns-repeated="21"/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94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3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3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7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5" office:value-type="string" calcext:value-type="string">
            <text:p>v</text:p>
          </table:table-cell>
          <table:table-cell table:number-columns-repeated="94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31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5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11" office:value-type="string" calcext:value-type="string">
            <text:p>v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9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37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13" office:value-type="string" calcext:value-type="string">
            <text:p>v</text:p>
          </table:table-cell>
          <table:table-cell table:number-columns-repeated="94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9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37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13" office:value-type="string" calcext:value-type="string">
            <text:p>v</text:p>
          </table:table-cell>
          <table:table-cell table:number-columns-repeated="94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2" table:number-rows-spanned="1">
            <text:p>2.5G/fall_20210406_stasi</text:p>
          </table:table-cell>
          <table:covered-table-cell table:number-columns-repeated="21"/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2" table:number-rows-spanned="1">
            <text:p>3G/fall_20210406_stasi</text:p>
          </table:table-cell>
          <table:covered-table-cell table:number-columns-repeated="21"/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9:01:40.169202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16:12:36.306123612</meta:creation-date>
    <dc:date>2021-04-13T19:07:25.053956574</dc:date>
    <meta:editing-duration>PT22M40S</meta:editing-duration>
    <meta:editing-cycles>8</meta:editing-cycles>
    <meta:generator>LibreOffice/6.0.7.3$Linux_X86_64 LibreOffice_project/00m0$Build-3</meta:generator>
    <meta:document-statistic meta:table-count="1" meta:cell-count="1420" meta:object-count="0"/>
  </office:meta>
</office:document-meta>
</file>